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000000" style:font-name="sans-serif" fo:font-size="18pt" fo:letter-spacing="normal" fo:font-style="normal" fo:font-weight="normal"/>
    </style:style>
    <style:style style:name="P2" style:family="paragraph" style:parent-style-name="Text_20_body">
      <style:paragraph-properties style:line-height-at-least="0.198in" fo:orphans="2" fo:widows="2"/>
    </style:style>
    <style:style style:name="P3" style:family="paragraph" style:parent-style-name="Text_20_body">
      <style:paragraph-properties fo:margin-left="0in" fo:margin-right="0in" style:line-height-at-least="0.198in" fo:orphans="2" fo:widows="2" fo:text-indent="0in" style:auto-text-indent="false"/>
    </style:style>
    <style:style style:name="P4" style:family="paragraph" style:parent-style-name="Text_20_body" style:list-style-name="L2">
      <style:paragraph-properties style:line-height-at-least="0.198in" fo:orphans="2" fo:widows="2"/>
    </style:style>
    <style:style style:name="P5" style:family="paragraph" style:parent-style-name="Text_20_body" style:list-style-name="L1">
      <style:paragraph-properties fo:margin-left="0in" fo:margin-right="0in" fo:margin-top="0in" fo:margin-bottom="0in" style:line-height-at-least="0.198in" fo:orphans="2" fo:widows="2" fo:text-indent="0in" style:auto-text-indent="false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P6" style:family="paragraph" style:parent-style-name="Text_20_body">
      <style:paragraph-properties fo:margin-left="0in" fo:margin-right="0in" style:line-height-at-least="0.198in" fo:orphans="2" fo:widows="2" fo:text-indent="0in" style:auto-text-indent="false"/>
    </style:style>
    <style:style style:name="P7" style:family="paragraph" style:parent-style-name="Text_20_body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 style:line-height-at-least="0.198in" fo:orphans="2" fo:widows="2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" style:family="text">
      <style:text-properties fo:font-variant="normal" fo:text-transform="none" fo:color="#5a3696" style:text-line-through-style="none" style:font-name="sans-serif" fo:font-size="9.75pt" fo:letter-spacing="normal" fo:font-style="normal" style:text-underline-style="none" fo:font-weight="normal" style:text-blinking="false"/>
    </style:style>
    <style:style style:name="T3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firstHeading"/>Get Item Target Hit Bonus</text:h>
      <text:section text:style-name="Sect1" text:name="bodyContent">
        <text:p text:style-name="P2"/>
        <text:section text:style-name="Sect1" text:name="contentSub">
          <text:p text:style-name="P3"/>
        </text:section>
        <text:p text:style-name="P3"><text:span text:style-name="T1">Scripts can return absolute or relative values. <text:s/>We record an absolute value and a relative value for the hit bonus. <text:s/>We proceed as follows:</text:span></text:p>
        <text:list xml:id="list30523894" text:style-name="L2">
          <text:list-item>
            <text:p text:style-name="P4"><text:span text:style-name="T1">The relative value is set to zero and the absolute value is set to the previously calculated value for the Hit Bonus.</text:span></text:p>
          </text:list-item>
          <text:list-item>
            <text:p text:style-name="P4"><text:span text:style-name="T1">If any script returns a value that begins with a plus sign or a minus sign then that value replaces the relative value.</text:span></text:p>
          </text:list-item>
          <text:list-item>
            <text:p text:style-name="P4"><text:span text:style-name="T1">If any script returns a number without any sign then that value replaces the absolute value.</text:span></text:p>
          </text:list-item>
          <text:list-item>
            <text:p text:style-name="P4"><text:span text:style-name="T1">The final value for the Hit Bonus is the absolute value plus the relative value.</text:span></text:p>
          </text:list-item>
        </text:list>
        <text:p text:style-name="P7">Example: You might define a special ability named 'IsSleeping'. The <text:span text:style-name="T3">GetItemTargetHitBonus </text:span>script for 'IsSleeping' will probably return a large number such as “10000” to ensure the target's death.</text:p>
        <text:p text:style-name="P7">Example: A drunken Priest might have a Special Ability named 'Tipsy'. <text:s/>The GetItemTargetHitBonus script might return a value of “+12” to cause the hitpoint damage to be 12 greater than normal.</text:p>
        <text:p text:style-name="Heading"><text:bookmark text:name="Context"/>Context</text:p>
        <text:list xml:id="list30495770" text:style-name="L1">
          <text:list-item>
            <text:p text:style-name="P5">Character (the attacker)</text:p>
          </text:list-item>
          <text:list-item>
            <text:p text:style-name="P8">Character (the target)</text:p>
          </text:list-item>
          <text:list-item>
            <text:p text:style-name="P8">Item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15T09:50:25.85</meta:creation-date>
    <meta:generator>OpenOffice.org/3.2$Win32 OpenOffice.org_project/320m18$Build-9502</meta:generator>
    <dc:date>2011-05-25T10:46:27.28</dc:date>
    <dc:creator>Paul Stevens</dc:creator>
    <meta:editing-duration>PT00H10M35S</meta:editing-duration>
    <meta:editing-cycles>2</meta:editing-cycles>
    <meta:document-statistic meta:table-count="0" meta:image-count="0" meta:object-count="0" meta:page-count="1" meta:paragraph-count="12" meta:word-count="181" meta:character-count="1024"/>
  </office:meta>
</office:document-meta>
</file>